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7.14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3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11"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Liczby krolewskie OIG</text:p>
          </table:table-cell>
          <table:table-cell table:style-name="ce11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Gotowka OIG</text:p>
          </table:table-cell>
          <table:table-cell table:style-name="ce11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Drzewa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Zarowki OIG</text:p>
          </table:table-cell>
          <table:table-cell table:style-name="ce11"/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9">19.02.2025</text:date>, <text:time>21:00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19T21:00:27.86</dc:date>
    <dc:creator>Marek P3mar</dc:creator>
    <meta:editing-duration>PT2H1M57S</meta:editing-duration>
    <meta:editing-cycles>59</meta:editing-cycles>
    <meta:generator>OpenOffice/4.1.13$Win32 OpenOffice.org_project/4113m1$Build-9810</meta:generator>
    <meta:document-statistic meta:table-count="2" meta:cell-count="63" meta:object-count="0"/>
  </office:meta>
</office:document-meta>
</file>